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font-size="24pt" fo:font-weight="bold" officeooo:rsid="000de6da" officeooo:paragraph-rsid="000de6da" style:font-size-asian="24pt" style:font-weight-asian="bold" style:font-size-complex="24pt" style:font-weight-complex="bold"/>
    </style:style>
    <style:style style:name="P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untries" form:control-implementation="ooo:com.sun.star.form.component.FixedText" xml:id="control2" form:id="control2" form:label="Countries" form:for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0" draw:name="Shape1" draw:style-name="gr1" draw:text-style-name="P3" svg:width="8.002cm" svg:height="4.001cm" svg:x="0.998cm" svg:y="1.998cm" draw:control="control1"/><draw:control text:anchor-type="paragraph" draw:z-index="1" draw:name="Shape2" draw:style-name="gr2" draw:text-style-name="P3" svg:width="4.001cm" svg:height="0.5cm" svg:x="0.998cm" svg:y="1.499cm" draw:control="control2"/>Climate Fact Shee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1:41:34.149495170</meta:creation-date>
    <dc:date>2017-02-12T12:04:00.404879547</dc:date>
    <meta:editing-duration>PT2M6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6"/>
    <meta:generator>LibreOffice/5.1.4.2$Linux_X86_64 LibreOffice_project/10m0$Build-2</meta:generator>
  </office:meta>
</office:document-meta>
</file>